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Arial" fo:font-size="14pt" fo:font-weight="bold" style:font-size-asian="14pt" style:font-weight-asian="bold" style:font-size-complex="14pt" style:font-weight-complex="bold"/>
    </style:style>
    <style:style style:name="P3" style:family="paragraph" style:parent-style-name="Standard">
      <style:text-properties style:font-name="Arial" fo:font-size="11pt" fo:font-weight="bold" style:font-size-asian="11pt" style:font-weight-asian="bold" style:font-size-complex="11pt" style:font-weight-complex="bold"/>
    </style:style>
    <style:style style:name="P4" style:family="paragraph" style:parent-style-name="Standard">
      <style:text-properties style:font-name="Arial" fo:font-size="11pt" fo:font-weight="normal" style:font-size-asian="11pt" style:font-weight-asian="normal" style:font-size-complex="11pt" style:font-weight-complex="normal"/>
    </style:style>
    <style:style style:name="P5" style:family="paragraph" style:parent-style-name="Text_20_body" style:list-style-name="L4">
      <style:text-properties style:font-name="Arial"/>
    </style:style>
    <style:style style:name="P6" style:family="paragraph" style:parent-style-name="Text_20_body">
      <style:text-properties style:text-position="0% 100%" fo:font-style="normal" fo:font-weight="normal" officeooo:rsid="001b618b" officeooo:paragraph-rsid="001b618b" style:font-style-asian="normal" style:font-weight-asian="normal" style:font-style-complex="normal" style:font-weight-complex="normal"/>
    </style:style>
    <style:style style:name="P7" style:family="paragraph" style:parent-style-name="Text_20_body">
      <style:text-properties style:text-position="0% 100%" fo:font-style="normal" fo:font-weight="bold" officeooo:rsid="001b618b" officeooo:paragraph-rsid="001b618b" style:font-style-asian="normal" style:font-weight-asian="bold" style:font-style-complex="normal" style:font-weight-complex="bold"/>
    </style:style>
    <style:style style:name="P8" style:family="paragraph" style:parent-style-name="Text_20_body" style:list-style-name="L4">
      <style:paragraph-properties fo:margin-top="0cm" fo:margin-bottom="0cm" loext:contextual-spacing="false"/>
      <style:text-properties style:font-name="Arial"/>
    </style:style>
    <style:style style:name="P9" style:family="paragraph" style:parent-style-name="Standard" style:master-page-name="MP0">
      <style:paragraph-properties style:page-number="auto" fo:break-before="page"/>
    </style:style>
    <style:style style:name="P10" style:family="paragraph" style:parent-style-name="Standard" style:list-style-name="L2"/>
    <style:style style:name="P11" style:family="paragraph" style:parent-style-name="Standard" style:list-style-name="L3">
      <style:text-properties style:font-name="Arial"/>
    </style:style>
    <style:style style:name="P12" style:family="paragraph" style:parent-style-name="Standard">
      <style:text-properties officeooo:paragraph-rsid="001a32ee"/>
    </style:style>
    <style:style style:name="P13" style:family="paragraph" style:parent-style-name="Standard">
      <style:text-properties fo:font-weight="normal" officeooo:rsid="001a32ee" officeooo:paragraph-rsid="001a32ee" style:font-weight-asian="normal" style:font-weight-complex="normal"/>
    </style:style>
    <style:style style:name="P14" style:family="paragraph" style:parent-style-name="Standard">
      <style:text-properties officeooo:paragraph-rsid="00133fd5"/>
    </style:style>
    <style:style style:name="P15" style:family="paragraph" style:parent-style-name="Standard">
      <style:text-properties style:font-name="Calibri" fo:font-size="11pt" fo:font-weight="normal" officeooo:paragraph-rsid="001a32ee" style:font-size-asian="11pt" style:font-weight-asian="normal" style:font-size-complex="11pt" style:font-weight-complex="normal"/>
    </style:style>
    <style:style style:name="P16" style:family="paragraph" style:parent-style-name="Standard">
      <style:text-properties style:font-name="Calibri" fo:font-size="11pt" fo:font-weight="normal" officeooo:rsid="001a32ee" officeooo:paragraph-rsid="001a32ee" style:font-size-asian="11pt" style:font-weight-asian="normal" style:font-size-complex="11pt" style:font-weight-complex="normal"/>
    </style:style>
    <style:style style:name="P17" style:family="paragraph" style:parent-style-name="Standard">
      <style:paragraph-properties fo:break-before="page"/>
      <style:text-properties style:font-name="Calibri" fo:font-size="11pt" fo:font-weight="normal" officeooo:paragraph-rsid="001a32ee" style:font-size-asian="11pt" style:font-weight-asian="normal" style:font-size-complex="11pt" style:font-weight-complex="normal"/>
    </style:style>
    <style:style style:name="P18" style:family="paragraph" style:parent-style-name="Listenabsatz" style:list-style-name="L1">
      <style:text-properties style:font-name="Arial"/>
    </style:style>
    <style:style style:name="T1" style:family="text">
      <style:text-properties fo:font-weight="normal" style:font-weight-asian="normal" style:font-weight-complex="normal"/>
    </style:style>
    <style:style style:name="T2" style:family="text">
      <style:text-properties style:font-name="Arial"/>
    </style:style>
    <style:style style:name="T3" style:family="text">
      <style:text-properties style:font-name="Arial" fo:font-weight="bold" style:font-weight-asian="bold"/>
    </style:style>
    <style:style style:name="T4" style:family="text">
      <style:text-properties style:font-name="Arial" fo:font-weight="bold" style:font-weight-asian="bold" style:font-weight-complex="bold"/>
    </style:style>
    <style:style style:name="T5" style:family="text">
      <style:text-properties style:font-name="Arial" fo:font-weight="bold" officeooo:rsid="001a32ee" style:font-weight-asian="bold" style:font-weight-complex="bold"/>
    </style:style>
    <style:style style:name="T6" style:family="text">
      <style:text-properties style:font-name="Arial" fo:font-size="11pt" fo:font-weight="bold" style:font-size-asian="11pt" style:font-weight-asian="bold" style:font-size-complex="11pt" style:font-weight-complex="bold"/>
    </style:style>
    <style:style style:name="T7" style:family="text">
      <style:text-properties style:font-name="Arial" fo:font-size="11pt" fo:font-weight="bold" officeooo:rsid="001a32ee" style:font-size-asian="11pt" style:font-weight-asian="bold" style:font-size-complex="11pt" style:font-weight-complex="bold"/>
    </style:style>
    <style:style style:name="T8" style:family="text">
      <style:text-properties style:font-name="Arial" fo:font-size="11pt" style:font-size-asian="11pt" style:font-size-complex="11pt"/>
    </style:style>
    <style:style style:name="T9" style:family="text">
      <style:text-properties style:font-name="Arial" officeooo:rsid="0014661f"/>
    </style:style>
    <style:style style:name="T10" style:family="text">
      <style:text-properties style:font-name="Arial" officeooo:rsid="001a32ee"/>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style:font-name="Arial" fo:font-size="14pt" fo:font-weight="bold" officeooo:rsid="001a32ee" style:font-size-asian="14pt" style:font-weight-asian="bold" style:font-size-complex="14pt" style:font-weight-complex="bold"/>
    </style:style>
    <style:style style:name="T13" style:family="text">
      <style:text-properties style:font-name="Arial" officeooo:rsid="001b618b"/>
    </style:style>
    <style:style style:name="T14" style:family="text">
      <style:text-properties officeooo:rsid="001a32ee"/>
    </style:style>
    <style:style style:name="T15" style:family="text">
      <style:text-properties officeooo:rsid="001b618b"/>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Absatz-Standardschriftart"><text:span text:style-name="T3">Team</text:span></text:span><text:span text:style-name="T2">: 02, Daniel Hofmeister, Alex Mantel</text:span></text:p>
      <text:p text:style-name="Standard"><text:span text:style-name="Absatz-Standardschriftart"><text:span text:style-name="T3">Aufgabenaufteilung</text:span></text:span><text:span text:style-name="T2">: </text:span></text:p>
      <text:list xml:id="list8352471245677620137" text:style-name="L1">
        <text:list-item>
          <text:p text:style-name="P18">Daniel Hofmeister: Skizze, <text:s/><text:span text:style-name="T15">q_sort</text:span></text:p>
        </text:list-item>
        <text:list-item>
          <text:p text:style-name="P18">Alex Mantel: <text:span text:style-name="T15">Unterstützung bei anderen Praktikas ;)</text:span></text:p>
        </text:list-item>
      </text:list>
      <text:p text:style-name="Standard"><text:span text:style-name="Absatz-Standardschriftart"><text:span text:style-name="T3">Quellenangaben</text:span></text:span><text:span text:style-name="T2">: </text:span></text:p>
      <text:list xml:id="list248994639531483145" text:style-name="L2">
        <text:list-item>
          <text:p text:style-name="P10"><text:a xlink:type="simple" xlink:href="http://users.informatik.haw-hamburg.de/~klauck/AlguDat/aufg3.html" text:style-name="Internet_20_link" text:visited-style-name="Visited_20_Internet_20_Link"><text:span text:style-name="T2">Praktikumsaufgabe </text:span></text:a><text:a xlink:type="simple" xlink:href="http://users.informatik.haw-hamburg.de/~klauck/AlguDat/aufg3.html" text:style-name="Internet_20_link" text:visited-style-name="Visited_20_Internet_20_Link"><text:span text:style-name="T10">3</text:span></text:a></text:p>
        </text:list-item>
      </text:list>
      <text:p text:style-name="Standard"><text:span text:style-name="Absatz-Standardschriftart"><text:span text:style-name="T3">Bearbeitungszeitraum</text:span></text:span><text:span text:style-name="T2">: </text:span></text:p>
      <text:list xml:id="list2748308465512268894" text:style-name="L3">
        <text:list-item>
          <text:p text:style-name="P11">Daniel Hofmeister: <text:span text:style-name="T15">8</text:span>h</text:p>
        </text:list-item>
        <text:list-item>
          <text:p text:style-name="P11">Alex Mantel:</text:p>
        </text:list-item>
      </text:list>
      <text:p text:style-name="Standard"><text:span text:style-name="Absatz-Standardschriftart"><text:span text:style-name="T3">Aktueller Stand</text:span></text:span><text:span text:style-name="T2">: </text:span><text:span text:style-name="T10">Komplett fertig</text:span></text:p>
      <text:p text:style-name="P1"><text:span text:style-name="T2">Fragen an: <text:tab/></text:span><text:a xlink:type="simple" xlink:href="mailto:alex.mantel@haw-hamburg.de" text:style-name="Internet_20_link" text:visited-style-name="Visited_20_Internet_20_Link"><text:span text:style-name="T2">alex.mantel@haw-hamburg.de</text:span></text:a><text:span text:style-name="T2"><text:tab/><text:line-break/><text:tab/><text:tab/></text:span><text:a xlink:type="simple" xlink:href="mailto:daniel.hofmeister@haw-hamburg.de" text:style-name="Internet_20_link" text:visited-style-name="Visited_20_Internet_20_Link"><text:span text:style-name="T2">daniel.hofmeister@haw-hamburg.de</text:span></text:a></text:p>
      <text:p text:style-name="P12"><text:span text:style-name="Absatz-Standardschriftart"><text:span text:style-name="T3">Änderungen der Skizze:</text:span></text:span></text:p>
      <text:p text:style-name="P12"/>
      <text:p text:style-name="P12"><text:span text:style-name="T11">Aufgabe </text:span><text:span text:style-name="T12">4</text:span><text:span text:style-name="T11">: Implementierung </text:span><text:span text:style-name="T12">des Quicksorts</text:span></text:p>
      <text:p text:style-name="P2"/>
      <text:p text:style-name="P14"><text:span text:style-name="T6">2. </text:span><text:span text:style-name="T7">quicksort(Array,leftPivot)</text:span></text:p>
      <text:p text:style-name="P13"><text:span text:style-name="T8">Ein Array aus Zahlen soll mit diesem Aufruf sortiert werden, aufsteigend von links nach rechts. Der verwendet Algorithmus soll hierbei der selectionSort und die Lösung rekursiv gestaltet sein.<text:line-break/>Als Pivot des Algorithmus soll bei diesem einfachen Algorithmus das erste (linkste) Element des Arrays verwendet werden.<text:line-break/>Der Algorithmus funktioniert, indem alle Elemente des ursprünglichen Arrays mit dem Pivot verglichen werden und in zwei neue Arrays namens „Left“ und „Right“ gesteckt werden, je nachdem ob das grade angeschaute Element kleiner (→ Left) oder größer (→ Rechts) ist. „Left“ und „Right“ werden anschließend rekursiv in den Aufruf „quicksort“ geworfen um nach dem gleichem Prinzip sie aufzuteilen.<text:line-break/>Erreicht die Größe eines Arrays 11, soll mit dem vorhandenem Suchalgorithmus „selectionsort“ genau diese Elemente sortiert und zurückgegeben werden.<text:line-break/>Das „leftPivot“ im Aufruf gibt an, wie der Pivot gewählt wird um den gleichen Aufruf für verschiedene Strategien der Pivotauswahl zu erlauben.</text:span></text:p>
      <text:p text:style-name="P15"/>
      <text:p text:style-name="P17"><text:span text:style-name="T4">3. </text:span><text:span text:style-name="T5">quicksort(Array,randomPivot)</text:span></text:p>
      <text:p text:style-name="P16"><text:span text:style-name="T2">Wie bei (2.) soll mit dem quicksort Verfahren das Array sortiert werden und auch hier soll auf den selectionsort umgeschaltet werden, wenn ein Teilarray nur 11 oder weniger Elemente enthält.<text:line-break/>Die Strategie des Pivot ist hier jedoch ein zufälliges Element aus dem Array nehmen. Der Nachteil ist, dass die Bestimmung des Pivots etwas mehr Zeit kostet als einfach das erste Element zu nehmen, der Algorithmus wird jedoch wesentlich effektiver im Fall von vorsortierten Arrays. <text:line-break/>Würde man bei einem sortierten Array das erste Element nehmen, so wäre die Komplexität maximal für den Algorithmus </text:span><text:span text:style-name="T13">O</text:span><text:span text:style-name="T2">(</text:span><text:span text:style-name="T13">n²</text:span><text:span text:style-name="T2">), </text:span><text:span text:style-name="T13">bei einem hier zufällig bestimmten Pivot wäre sie nurnoch O(n logn).</text:span></text:p>
      <text:p text:style-name="P3">Für beide Algorithmen (2+3) gilt:<text:line-break/><text:span text:style-name="T1">Das jeweils zu sortierende Array soll aus einer Datei (zahlen.dat) ausgelesen werden, das nach Anwendung des Algorithmus sortierte Array soll selbst in eine Datei (sortiert.dat) ausgegeben werden.</text:span></text:p>
      <text:p text:style-name="P4">Zusätzlich soll eine Zeitmessung eingebaut werden, um die Dauer einer einzelnen Sortierung zu bestimmen. Eine zweite Kopie des <text:span text:style-name="T15">Codes</text:span> soll am Ende erstellt werden und diese mit Zählern für Vergleiche und Verschiebung der Elemente versehen.</text:p>
      <text:p text:style-name="P3">Abschließend:<text:line-break/><text:span text:style-name="T1">Die Algorithmen sind 100-mal auszuführen, wenn möglich mit jeweils unterschiedlichen Zahlen: 80-mal Zufallszahlen und jeweils 10-mal "best case" bzw. "worst case" Zahlen. Aus den Zeitmessungen ist dann per Mittelwert anzugeben:</text:span></text:p>
      <text:list xml:id="list2964202447838106088" text:style-name="L4">
        <text:list-item>
          <text:p text:style-name="P8">Anzahl eingelesener Elemente </text:p>
        </text:list-item>
        <text:list-item>
          <text:p text:style-name="P8">Name des Algorithmus </text:p>
        </text:list-item>
        <text:list-item>
          <text:p text:style-name="P8">Benötigte Zeit, sowie maximal und minimal <text:span text:style-name="T15">benötigte Zeit.</text:span> </text:p>
        </text:list-item>
        <text:list-item>
          <text:p text:style-name="P8">Anzahl Vergleiche, sowie maximale Anzahl und minimale Anzahl an Vergleichen. </text:p>
        </text:list-item>
        <text:list-item>
          <text:p text:style-name="P5">Anzahl Verschiebungen, sowie maximale Anzahl und minimale Anzahl an Verschiebungen. </text:p>
        </text:list-item>
      </text:list>
      <text:p text:style-name="P7"><text:span text:style-name="T9">Z</text:span><text:span text:style-name="T2">usätzlich:</text:span></text:p>
      <text:p text:style-name="P6"><text:span text:style-name="T2">Es wird ebenso eine Ausgabe in .csv erzeugt für jeden „batch“ der 100 Aufrufe mit der man einen Sortieralgorithmus statistisch bewerten könnte. Weiterhin wurde ein Progression-Zähler eingebaut, um den Anwender des Haupt-aufrufes bei großen Sortieraufgaben zu informieren wie viele Iterationen bereits durchlaufen wu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de" fo:country="DE" fo:font-style="normal" fo:text-shadow="none" style:text-underline-style="none" fo:font-weight="normal" style:letter-kerning="false"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de" fo:country="DE" fo:font-style="normal" fo:text-shadow="none" style:text-underline-style="none" fo:font-weight="normal" style:letter-kerning="false" fo:background-color="transparent"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hyphenation-ladder-count="no-limit"/>
      <style:text-properties fo:font-size="11pt" style:font-size-asian="11pt" style:language-asian="en" style:country-asian="US" style:font-size-complex="11pt" fo:hyphenate="false"/>
    </style:style>
    <style:style style:name="Listenabsatz" style:family="paragraph" style:parent-style-name="Standard">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_20_body" style:display-name="Text body" style:family="paragraph" style:parent-style-name="Standard" style:class="text">
      <style:paragraph-properties fo:margin-top="0cm" fo:margin-bottom="0.499cm" loext:contextual-spacing="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Absatz-Standardschriftar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Header"><text:tab/><text:tab/><text:date style:data-style-name="N76" text:date-value="2014-10-02T11:28:49.390000062" text:fixed="true">2. Oktober 2014</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meta:initial-creator>Prof. Dr. Klauck</meta:initial-creator>
    <meta:creation-date>2012-12-06T20:25:00Z</meta:creation-date>
    <dc:date>2014-11-18T22:48:05.713000000</dc:date>
    <meta:editing-cycles>34</meta:editing-cycles>
    <meta:editing-duration>PT4H10M55S</meta:editing-duration>
    <meta:document-statistic meta:table-count="0" meta:image-count="0" meta:object-count="0" meta:page-count="2" meta:paragraph-count="28" meta:word-count="486" meta:character-count="3469" meta:non-whitespace-character-count="3007"/>
    <meta:template xlink:type="simple" xlink:actuate="onRequest" xlink:title="" xlink:href="../../PFormal/PFormal.odt/Normal.dotm"/>
  </office:meta>
</office:document-meta>
</file>